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2236in" fo:margin-left="-0.0785in" table:align="left" style:writing-mode="lr-tb"/>
    </style:style>
    <style:style style:name="Table1.A" style:family="table-column">
      <style:table-column-properties style:column-width="1.65in"/>
    </style:style>
    <style:style style:name="Table1.B" style:family="table-column">
      <style:table-column-properties style:column-width="5.5736in"/>
    </style:style>
    <style:style style:name="Table1.1" style:family="table-row">
      <style:table-row-properties style:min-row-height="0.2361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line-height="0.1807in"/>
      <style:text-properties style:font-name="Arial" fo:font-size="10pt" style:font-size-asian="10pt" style:font-name-complex="Arial" style:font-size-complex="10pt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style:font-name="Arial" fo:font-size="10pt" style:font-size-asian="10pt" style:font-name-complex="Arial" style:font-size-complex="10pt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 fo:margin-top="0in" fo:margin-bottom="0in" style:contextual-spacing="false" fo:line-height="100%" style:snap-to-layout-gri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 fo:margin-top="0.0835in" fo:margin-bottom="0.0835in" style:contextual-spacing="false" fo:line-height="100%"/>
    </style:style>
    <style:style style:name="P8" style:family="paragraph" style:parent-style-name="Standard">
      <style:paragraph-properties fo:margin-top="0.0835in" fo:margin-bottom="0.0835in" style:contextual-spacing="false" fo:line-height="100%"/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margin-top="0.0835in" fo:margin-bottom="0.0835in" style:contextual-spacing="false" fo:line-height="100%" style:snap-to-layout-grid="false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fo:margin-left="0.0311in" fo:margin-right="0in" fo:margin-top="0.0835in" fo:margin-bottom="0.0835in" style:contextual-spacing="false" fo:line-height="100%" fo:text-indent="0in" style:auto-text-indent="false"/>
    </style:style>
    <style:style style:name="P11" style:family="paragraph" style:parent-style-name="Standard">
      <style:paragraph-properties fo:margin-left="0.0311in" fo:margin-right="0in" fo:margin-top="0.0835in" fo:margin-bottom="0.0835in" style:contextual-spacing="false" fo:line-height="100%" fo:text-indent="0in" style:auto-text-indent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margin-top="0.0835in" fo:margin-bottom="0.1665in" style:contextual-spacing="false" fo:line-height="100%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margin-top="0.111in" fo:margin-bottom="0.111in" style:contextual-spacing="false" fo:line-height="100%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fo:margin-top="0.2083in" fo:margin-bottom="0in" style:contextual-spacing="false" fo:line-height="100%"/>
      <style:text-properties style:font-name="Arial" fo:font-size="10pt" style:font-size-asian="10pt" style:font-name-complex="Arial" style:font-size-complex="10pt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/>
    </style:style>
    <style:style style:name="P16" style:family="paragraph" style:parent-style-name="Standard">
      <style:paragraph-properties fo:margin-top="0in" fo:margin-bottom="0in" style:contextual-spacing="false" fo:line-height="0.25in"/>
      <style:text-properties style:font-name="Arial" fo:font-size="9pt" style:font-size-asian="9pt" style:font-name-complex="Arial" style:font-size-complex="9pt"/>
    </style:style>
    <style:style style:name="P17" style:family="paragraph" style:parent-style-name="Standard">
      <style:paragraph-properties fo:margin-top="0in" fo:margin-bottom="0in" style:contextual-spacing="false" fo:line-height="0.25in"/>
    </style:style>
    <style:style style:name="P18" style:family="paragraph" style:parent-style-name="Standard">
      <style:paragraph-properties fo:margin-top="0.0835in" fo:margin-bottom="0.111in" style:contextual-spacing="false" fo:line-height="100%"/>
      <style:text-properties style:font-name="Arial" fo:font-size="10pt" style:font-size-asian="10pt" style:font-name-complex="Arial" style:font-size-complex="10pt"/>
    </style:style>
    <style:style style:name="P19" style:family="paragraph" style:parent-style-name="Listenabsatz" style:list-style-name="WW8Num2">
      <style:paragraph-properties fo:margin-top="0in" fo:margin-bottom="0in" style:contextual-spacing="true" fo:line-height="100%"/>
      <style:text-properties style:font-name="Arial" fo:font-size="10pt" style:font-size-asian="10pt" style:font-name-complex="Arial" style:font-size-complex="10pt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9pt" officeooo:rsid="00170bff" style:font-size-asian="9pt" style:font-name-complex="Arial" style:font-size-complex="9pt"/>
    </style:style>
    <style:style style:name="T5" style:family="text">
      <style:text-properties style:font-name="Arial" fo:font-size="9pt" style:font-name-asian="Arial" style:font-size-asian="9pt" style:font-name-complex="Arial" style:font-size-complex="9pt"/>
    </style:style>
    <style:style style:name="T6" style:family="text">
      <style:text-properties style:font-name-asian="Arial"/>
    </style:style>
    <style:style style:name="T7" style:family="text">
      <style:text-properties officeooo:rsid="00170b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Protokoll der Vorstandssitzung</text:p>
      <text:p text:style-name="P16"><text:span text:style-name="T7">Verein: </text:span><text:s/><text:span text:style-name="T7">Open Medicine Initiative</text:span></text:p>
      <text:p text:style-name="P16"><text:span text:style-name="T7">Anschrift: Oranienstraße 183, c/o Im Oranienhof Aufgang C 3.OG, 10999 Berlin</text:span></text:p>
      <text:p text:style-name="P17"><text:span text:style-name="T4">Versammlungsort</text:span><text:span text:style-name="T3">: .…….………………………………………...……………………………………….</text:span></text:p>
      <text:p text:style-name="P16">am: …………........…….…., Beginn: (Uhrzeit)……......................, Ende: (Uhrzeit)….…….………..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Tagesordnung</text:p>
          </table:table-cell>
          <table:table-cell table:style-name="Table1.B1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8">TOP 1:</text:p>
            <text:p text:style-name="P3">Genehmigung:</text:p>
            <text:p text:style-name="P3"/>
            <text:p text:style-name="P8"/>
            <text:p text:style-name="P8"/>
            <text:p text:style-name="P8">Abstimmungsergebnis:</text:p>
          </table:table-cell>
          <table:table-cell table:style-name="Table1.B2" office:value-type="string">
            <text:p text:style-name="P9"/>
            <text:list xml:id="list5393293746210315734" text:style-name="WW8Num2">
              <text:list-item>
                <text:p text:style-name="P19">Des Protokolls vom …………………………..</text:p>
              </text:list-item>
              <text:list-item>
                <text:p text:style-name="P19">Der Tagesordnung</text:p>
              </text:list-item>
              <text:list-item>
                <text:p text:style-name="P19">Ergänzungen zur Tagesordnung: ……………………………………………………..</text:p>
              </text:list-item>
            </text:list>
            <text:p text:style-name="P11"><text:span text:style-name="T6">…………………………………………………………………………………………………</text:span>.</text:p>
            <text:p text:style-name="P10"><text:span text:style-name="T1">Stimmen dafür: ..... dagegen: ....., enthalten: ......, damit beschlossen: </text:span><field:fieldmark text:name="__Fieldmark__804_409616321" field:type="vnd.oasis.opendocument.field.FORMCHECKBOX"><field:param field:name="Checkbox_Checked" field:value="false"/><field:param field:name="Checkbox_HelpText" field:value=""/><field:param field:name="Checkbox_Name" field:value="Kontrollkästchen1"/></field:fieldmark><text:span text:style-name="T1"><text:s/></text:span><text:span text:style-name="T2">Ja <text:s text:c="3"/></text:span><field:fieldmark text:name="__Fieldmark__810_409616321" field:type="vnd.oasis.opendocument.field.FORMCHECKBOX"><field:param field:name="Checkbox_HelpText" field:value=""/><field:param field:name="Checkbox_Name" field:value="Kontrollkästchen2"/></field:fieldmark><text:span text:style-name="T2"><text:s/>Nein</text:span></text:p>
          </table:table-cell>
        </table:table-row>
        <table:table-row table:style-name="Table1.3">
          <table:table-cell table:style-name="Table1.A2" office:value-type="string">
            <text:p text:style-name="P8">TOP 2:</text:p>
            <text:p text:style-name="P3">Information:</text:p>
            <text:p text:style-name="P12"/>
            <text:p text:style-name="P8">Beschlusstext:</text:p>
            <text:p text:style-name="P8"/>
            <text:p text:style-name="P8">Abstimmungsergebnis:</text:p>
          </table:table-cell>
          <table:table-cell table:style-name="Table1.B2" office:value-type="string">
            <text:p text:style-name="P9"/>
            <text:p text:style-name="P3"><text:span text:style-name="T6">…………………………………………………………………………………………………</text:span>..</text:p>
            <text:p text:style-name="P12"><text:span text:style-name="T6">…………………………………………………………………………………………………</text:span>..</text:p>
            <text:p text:style-name="P8"><text:span text:style-name="T6">…………………………………………………………………………………………………</text:span>..</text:p>
            <text:p text:style-name="P3"><text:span text:style-name="T6">…………………………………………………………………………………………………</text:span>..</text:p>
            <text:p text:style-name="P7"><text:span text:style-name="T1">Stimmen dafür: ..... dagegen: ....., enthalten: ......, damit beschlossen: </text:span><field:fieldmark text:name="__Fieldmark__850_409616321" field:type="vnd.oasis.opendocument.field.FORMCHECKBOX"><field:param field:name="Checkbox_HelpText" field:value=""/><field:param field:name="Checkbox_Name" field:value="Kontrollkästchen3"/></field:fieldmark><text:span text:style-name="T1"><text:s/></text:span><text:span text:style-name="T2">Ja</text:span><text:span text:style-name="T1"> <text:s text:c="2"/></text:span><field:fieldmark text:name="__Fieldmark__858_409616321" field:type="vnd.oasis.opendocument.field.FORMCHECKBOX"><field:param field:name="Checkbox_HelpText" field:value=""/><field:param field:name="Checkbox_Name" field:value="Kontrollkästchen4"/></field:fieldmark><text:span text:style-name="T1"><text:s/></text:span><text:span text:style-name="T2">Nein</text:span></text:p>
          </table:table-cell>
        </table:table-row>
        <table:table-row table:style-name="Table1.4">
          <table:table-cell table:style-name="Table1.A2" office:value-type="string">
            <text:p text:style-name="P8">TOP 3:</text:p>
            <text:p text:style-name="P3">Information:</text:p>
            <text:p text:style-name="P12"/>
            <text:p text:style-name="P8">Bschlusstext:</text:p>
            <text:p text:style-name="P8"/>
            <text:p text:style-name="P8">Abstimmungsergebnis:</text:p>
          </table:table-cell>
          <table:table-cell table:style-name="Table1.B2" office:value-type="string">
            <text:p text:style-name="P9"/>
            <text:p text:style-name="P3"><text:span text:style-name="T6">…………………………………………………………………………………………………</text:span>..</text:p>
            <text:p text:style-name="P12"><text:span text:style-name="T6">…………………………………………………………………………………………………</text:span>..</text:p>
            <text:p text:style-name="P8"><text:span text:style-name="T6">…………………………………………………………………………………………………</text:span>..</text:p>
            <text:p text:style-name="P8"><text:span text:style-name="T6">…………………………………………………………………………………………………</text:span>..</text:p>
            <text:p text:style-name="P7"><text:span text:style-name="T1">Stimmen dafür: ..... dagegen: ....., enthalten: ......, damit beschlossen: </text:span><field:fieldmark text:name="__Fieldmark__900_409616321" field:type="vnd.oasis.opendocument.field.FORMCHECKBOX"><field:param field:name="Checkbox_HelpText" field:value=""/><field:param field:name="Checkbox_Name" field:value="Kontrollkästchen1"/></field:fieldmark><text:span text:style-name="T1"><text:s/></text:span><text:span text:style-name="T2">Ja <text:s text:c="3"/></text:span><field:fieldmark text:name="__Fieldmark__906_409616321" field:type="vnd.oasis.opendocument.field.FORMCHECKBOX"><field:param field:name="Checkbox_HelpText" field:value=""/><field:param field:name="Checkbox_Name" field:value="Kontrollkästchen2"/></field:fieldmark><text:span text:style-name="T2"><text:s/>Nein</text:span></text:p>
          </table:table-cell>
        </table:table-row>
        <table:table-row table:style-name="Table1.5">
          <table:table-cell table:style-name="Table1.A2" office:value-type="string">
            <text:p text:style-name="P8">TOP 4</text:p>
            <text:p text:style-name="P3">Information:</text:p>
            <text:p text:style-name="P12"/>
            <text:p text:style-name="P3">Beschlusstext:</text:p>
            <text:p text:style-name="P8"/>
            <text:p text:style-name="P8">Abstimmungsergebnis:</text:p>
          </table:table-cell>
          <table:table-cell table:style-name="Table1.B2" office:value-type="string">
            <text:p text:style-name="P9"/>
            <text:p text:style-name="P3"><text:span text:style-name="T6">…………………………………………………………………………………………………</text:span>..</text:p>
            <text:p text:style-name="P12"><text:span text:style-name="T6">…………………………………………………………………………………………………</text:span>..</text:p>
            <text:p text:style-name="P3"><text:span text:style-name="T6">…………………………………………………………………………………………………</text:span>..</text:p>
            <text:p text:style-name="P8"><text:span text:style-name="T6">…………………………………………………………………………………………………</text:span>..</text:p>
            <text:p text:style-name="P7"><text:span text:style-name="T1">Stimmen dafür: ..... dagegen: ....., enthalten: ......, damit beschlossen: </text:span><field:fieldmark text:name="__Fieldmark__946_409616321" field:type="vnd.oasis.opendocument.field.FORMCHECKBOX"><field:param field:name="Checkbox_HelpText" field:value=""/><field:param field:name="Checkbox_Name" field:value="Kontrollkästchen1"/></field:fieldmark><text:span text:style-name="T1"><text:s/></text:span><text:span text:style-name="T2">Ja <text:s text:c="3"/></text:span><field:fieldmark text:name="__Fieldmark__952_409616321" field:type="vnd.oasis.opendocument.field.FORMCHECKBOX"><field:param field:name="Checkbox_HelpText" field:value=""/><field:param field:name="Checkbox_Name" field:value="Kontrollkästchen2"/></field:fieldmark><text:span text:style-name="T2"><text:s/>Nein</text:span></text:p>
          </table:table-cell>
        </table:table-row>
        <table:table-row table:style-name="Table1.6"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3">(ggf. Tabelle durch einfügen von Zeilen erweitern)</text:p>
          </table:table-cell>
        </table:table-row>
      </table:table>
      <text:p text:style-name="P3"/>
      <text:p text:style-name="P18">Nächste Sitzung am: ………………….. um: …………… Uhr, in : ………………………………………………………….</text:p>
      <text:p text:style-name="P13">Ort, Datum: ……………………….......................................</text:p>
      <text:p text:style-name="P14">Unterschrift Versammlungsleiter: ……………………………., Unterschrift Protokollführer: …………………….………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de" fo:country="DE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top="0in" fo:margin-bottom="0in" style:contextual-spacing="false" fo:line-height="100%"/>
    </style:style>
    <style:style style:name="Footer" style:family="paragraph" style:parent-style-name="Standard" style:class="extra">
      <style:paragraph-properties fo:margin-top="0in" fo:margin-bottom="0in" style:contextual-spacing="false" fo:line-height="100%"/>
    </style:style>
    <style:style style:name="Listenabsatz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Kein_20_Leerraum" style:display-name="Kein Leerraum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Absatz-Standardschriftart" style:family="text"/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Kein_20_Leerraum_20_Zchn" style:display-name="Kein Leerraum Zchn" style:family="text" style:parent-style-name="Absatz-Standardschriftart">
      <style:text-properties fo:font-size="11pt" fo:language="de" fo:country="DE" style:font-name-asian="Times New Roman" style:font-family-asian="'Times New Roman'" style:font-family-generic-asian="roman" style:font-pitch-asian="variable" style:font-size-asian="11pt" style:font-size-complex="11pt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811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81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811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1.7811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811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811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2811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811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811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81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811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1.7811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811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811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2811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811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811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81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811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1.7811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811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811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2811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811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4917in" fo:margin-bottom="0.2811in" fo:margin-left="0.7091in" fo:margin-right="0.4925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661in" fo:margin-left="0in" fo:margin-right="0in" fo:margin-bottom="0.6272in" style:dynamic-spacing="true"/>
      </style:header-style>
      <style:footer-style>
        <style:header-footer-properties fo:min-height="0.211in" fo:margin-left="0in" fo:margin-right="0in" fo:margin-top="0.17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tab/></text:p>
      </style:header>
      <style:footer>
        <text:p text:style-name="MP1"><text:page-number style:num-format="1"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v-prakt-za</meta:initial-creator>
    <meta:creation-date>2009-02-26T11:03:00</meta:creation-date>
    <dc:creator>benni </dc:creator>
    <dc:date>2015-03-26T21:43:03.039453323</dc:date>
    <meta:print-date>2008-10-10T14:11:00</meta:print-date>
    <meta:editing-cycles>3</meta:editing-cycles>
    <meta:generator>LibreOffice/4.2.7.2$Linux_X86_64 LibreOffice_project/420m0$Build-2</meta:generator>
    <meta:editing-duration>P0D</meta:editing-duration>
    <meta:document-statistic meta:table-count="1" meta:image-count="0" meta:object-count="0" meta:page-count="1" meta:paragraph-count="47" meta:word-count="151" meta:character-count="1730" meta:non-whitespace-character-count="1615"/>
  </office:meta>
</office:document-meta>
</file>